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draw:auto-grow-height="false" fo:min-height="0cm" fo:min-width="0.215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>
      <style:graphic-properties draw:stroke="solid" draw:stroke-dash="Dashed_20__28_var_29__20_4" svg:stroke-width="0.03cm" svg:stroke-color="#000000" draw:marker-start="" draw:marker-start-width="0.22cm" draw:marker-start-center="false" draw:marker-end="" draw:marker-end-width="0.2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draw:auto-grow-height="false" fo:min-height="0.674cm" fo:min-width="0.423cm" fo:padding-top="0.115cm" fo:padding-bottom="0.115cm" fo:padding-left="0.24cm" fo:padding-right="0.24cm" draw:shadow="hidden" draw:shadow-offset-x="0.2cm" draw:shadow-offset-y="0.2cm" draw:shadow-color="#808080"/>
    </style:style>
    <style:style style:name="gr3" style:family="graphic" style:parent-style-name="standard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03cm" fo:min-width="2.2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" style:family="graphic" style:parent-style-name="standard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draw:auto-grow-height="false" fo:min-height="0.254cm" fo:min-width="0.606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draw:stroke="solid" draw:stroke-dash="Dashed_20__28_var_29__20_4" svg:stroke-width="0.04cm" svg:stroke-color="#000000" draw:marker-start="" draw:marker-start-width="0.28cm" draw:marker-start-center="false" draw:marker-end="Arrow" draw:marker-end-width="0.15cm" draw:marker-end-center="false" draw:fill="none" draw:fill-color="#729fcf" draw:fill-gradient-name="Gradient_20_5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5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>
      <style:graphic-properties draw:stroke="solid" svg:stroke-width="0cm" svg:stroke-color="#dee6e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161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>
      <style:graphic-properties draw:stroke="solid" svg:stroke-width="0cm" svg:stroke-color="#dee6e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16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draw:auto-grow-height="false" fo:min-height="0.255cm" fo:min-width="2.959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draw:auto-grow-height="false" fo:min-height="0.298cm" fo:min-width="2.96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>
      <style:graphic-properties draw:stroke="solid" draw:stroke-dash="Dashed_20__28_var_29__20_4" svg:stroke-width="0.06cm" svg:stroke-color="#000000" draw:marker-start="" draw:marker-start-width="0.31cm" draw:marker-start-center="false" draw:marker-end="Arrow" draw:marker-end-width="0.15cm" draw:marker-end-center="false" draw:fill="none" draw:fill-color="#729fcf" draw:fill-gradient-name="Gradient_20_5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>
      <style:graphic-properties svg:stroke-color="#dee6ef" draw:textarea-horizontal-align="justify" draw:textarea-vertical-align="middle" draw:auto-grow-height="false" fo:min-height="0.161cm" fo:min-width="0cm"/>
      <style:paragraph-properties style:writing-mode="lr-tb"/>
    </style:style>
    <style:style style:name="gr15" style:family="graphic" style:parent-style-name="standard">
      <style:graphic-properties svg:stroke-color="#dee6ef" draw:textarea-horizontal-align="justify" draw:textarea-vertical-align="middle" draw:auto-grow-height="false" fo:min-height="0.16cm" fo:min-width="0cm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03cm" fo:min-width="2.2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03cm" fo:min-width="2.2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2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draw:auto-grow-height="false" fo:min-height="0.255cm" fo:min-width="2.959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draw:auto-grow-height="false" fo:min-height="0.298cm" fo:min-width="2.96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ed_20__28_var_29__20_4" svg:stroke-width="0.06cm" svg:stroke-color="#000000" draw:marker-start="" draw:marker-start-width="0.31cm" draw:marker-start-center="false" draw:marker-end="Arrow" draw:marker-end-width="0.15cm" draw:marker-end-center="false" draw:fill="none" draw:fill-color="#729fcf" draw:fill-gradient-name="Gradient_20_5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>
      <style:graphic-properties draw:stroke="none" svg:stroke-color="#000000" draw:fill="none" draw:fill-color="#ffffff" fo:min-height="0.19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698cm"/>
      <style:paragraph-properties style:writing-mode="lr-tb"/>
    </style:style>
    <style:style style:name="gr27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draw:auto-grow-height="false" fo:min-height="0.109cm" fo:min-width="0.038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draw:auto-grow-height="false" fo:min-height="0.109cm" fo:min-width="0.038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draw:stroke-dash="Dashed_20__28_var_29__20_4" svg:stroke-width="0.06cm" svg:stroke-color="#000000" draw:marker-start="" draw:marker-start-width="0.31cm" draw:marker-start-center="false" draw:marker-end="Arrow" draw:marker-end-width="0.15cm" draw:marker-end-center="false" draw:fill="none" draw:fill-color="#729fcf" draw:fill-gradient-name="Gradient_20_5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solid" draw:fill-color="#ffffff" draw:fill-gradient-name="Gradient_20_4" draw:fill-hatch-name="Hatching_20_1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fill-gradient-name="Gradient_20_5" draw:fill-hatch-name="Hatching_20_1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 draw:fill-gradient-name="Gradient_20_5" draw:fill-hatch-name="Hatching_20_1" draw:fill-image-name="Bitmap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 draw:fill-gradient-name="Gradient_20_5" draw:fill-hatch-name="Hatching_20_1" draw:fill-image-name="Bitmap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 draw:fill-gradient-name="Gradient_20_5" draw:fill-hatch-name="Hatching_20_1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1" draw:layer="layout" svg:width="1.275cm" svg:height="0.255cm" svg:x="7.587cm" svg:y="6.899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275cm" svg:height="1.276cm" svg:x="7.587cm" svg:y="5.7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Alternate-Process" draw:style-name="gr3" draw:text-style-name="P3" xml:id="id2" draw:id="id2" draw:layer="layout" svg:width="3.007cm" svg:height="0.921cm" svg:x="10.384cm" svg:y="3.451cm">
            <text:p text:style-name="P2"><text:span text:style-name="T1">Evaporador</text:span>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name="Connector-Standard" draw:style-name="gr4" draw:text-style-name="P4" draw:layer="layout" svg:x1="8.224cm" svg:y1="5.756cm" svg:x2="10.384cm" svg:y2="3.912cm" draw:start-shape="id1" draw:start-glue-point="0" draw:end-shape="id2" draw:end-glue-point="5" svg:d="M8224 5756v-1844h2160" svg:viewBox="0 0 2161 1845">
            <text:p/>
          </draw:connector>
          <draw:custom-shape draw:name="Alternate-Process_0" draw:style-name="gr3" draw:text-style-name="P3" xml:id="id3" draw:id="id3" draw:layer="layout" svg:width="3.007cm" svg:height="0.921cm" svg:x="10.371cm" svg:y="7.98cm">
            <text:p text:style-name="P2"><text:span text:style-name="T1">Co</text:span><text:span text:style-name="T1">nde</text:span><text:span text:style-name="T1">nsa</text:span><text:span text:style-name="T1">dor</text:span>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name="Connector-Standard_0" draw:style-name="gr4" draw:text-style-name="P4" draw:layer="layout" svg:x1="10.371cm" svg:y1="8.441cm" svg:x2="8.224cm" svg:y2="7.155cm" draw:start-shape="id3" draw:start-glue-point="5" draw:end-shape="id1" draw:end-glue-point="2" svg:d="M10371 8441h-2147v-1286" svg:viewBox="0 0 2148 1287">
            <text:p/>
          </draw:connector>
          <draw:custom-shape draw:style-name="gr5" draw:text-style-name="P5" xml:id="id4" draw:id="id4" draw:layer="layout" svg:width="1.974cm" svg:height="0.898cm" draw:transform="rotate (1.5707963267949) translate (15.365cm 7.15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onnector draw:name="Connector-Standard_1" draw:style-name="gr4" draw:text-style-name="P4" draw:layer="layout" svg:x1="15.814cm" svg:y1="6.913cm" svg:x2="13.378cm" svg:y2="8.441cm" draw:start-shape="id4" draw:start-glue-point="6" draw:end-shape="id3" draw:end-glue-point="7" svg:d="M15814 6913v1528h-2436" svg:viewBox="0 0 2437 1529">
            <text:p/>
          </draw:connector>
          <draw:connector draw:name="Connector-Standard_2" draw:style-name="gr4" draw:text-style-name="P4" draw:layer="layout" svg:x1="13.391cm" svg:y1="3.912cm" svg:x2="15.814cm" svg:y2="5.431cm" draw:start-shape="id2" draw:start-glue-point="7" draw:end-shape="id4" draw:end-glue-point="4" svg:d="M13391 3912h2423v1519" svg:viewBox="0 0 2424 1520">
            <text:p/>
          </draw:connector>
          <draw:line draw:style-name="gr6" draw:text-style-name="P6" draw:layer="layout" svg:x1="15.827cm" svg:y1="6.23cm" svg:x2="17.339cm" svg:y2="5.595cm">
            <text:p/>
          </draw:line>
          <draw:frame draw:style-name="gr7" draw:text-style-name="P8" draw:layer="layout" svg:width="1.51cm" svg:height="0.965cm" svg:x="16.41cm" svg:y="5.301cm">
            <draw:text-box>
              <text:p text:style-name="P7"><text:span text:style-name="T2">w</text:span><text:span text:style-name="T3">s</text:span></text:p>
            </draw:text-box>
          </draw:frame>
          <draw:custom-shape draw:style-name="gr8" draw:text-style-name="P10" draw:layer="layout" svg:width="0.581cm" svg:height="0.581cm" svg:x="15.481cm" svg:y="3.21cm">
            <text:p text:style-name="P9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0" draw:layer="layout" svg:width="0.581cm" svg:height="0.581cm" svg:x="8.165cm" svg:y="8.552cm">
            <text:p text:style-name="P9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0" draw:layer="layout" svg:width="0.581cm" svg:height="0.581cm" svg:x="8.165cm" svg:y="3.21cm">
            <text:p text:style-name="P9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0.58cm" svg:height="0.58cm" svg:x="14.901cm" svg:y="8.669cm">
            <text:p text:style-name="P9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5.099cm" svg:height="0.743cm" draw:transform="skewX (0.00139626340159546) rotate (3.1398473243378) translate (14.425cm 10.29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2.5776482375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11" draw:layer="layout" svg:width="5.1cm" svg:height="0.808cm" draw:transform="skewX (-0.00122173047639603) rotate (-0.00174532925199447) translate (9.336cm 2.04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2.5776482375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6" draw:layer="layout" svg:x1="11.765cm" svg:y1="2.397cm" svg:x2="11.765cm" svg:y2="3.674cm">
            <text:p/>
          </draw:line>
          <draw:line draw:style-name="gr12" draw:text-style-name="P12" draw:layer="layout" svg:x1="11.765cm" svg:y1="8.669cm" svg:x2="11.765cm" svg:y2="9.946cm">
            <text:p/>
          </draw:line>
          <draw:frame draw:style-name="gr13" draw:text-style-name="P8" draw:layer="layout" svg:width="1.974cm" svg:height="0.965cm" svg:x="13cm" svg:y="2.75cm">
            <draw:text-box>
              <text:p text:style-name="P7"><text:span text:style-name="T2">Q</text:span><text:span text:style-name="T3">h</text:span></text:p>
            </draw:text-box>
          </draw:frame>
          <draw:frame draw:style-name="gr13" draw:text-style-name="P8" draw:layer="layout" svg:width="1.974cm" svg:height="0.965cm" svg:x="6.423cm" svg:y="6.364cm">
            <draw:text-box>
              <text:p text:style-name="P7"><text:span text:style-name="T2">W</text:span><text:span text:style-name="T3">p</text:span></text:p>
            </draw:text-box>
          </draw:frame>
          <draw:line draw:style-name="gr6" draw:text-style-name="P6" draw:layer="layout" svg:x1="6.655cm" svg:y1="6.981cm" svg:x2="8.167cm" svg:y2="6.346cm">
            <text:p/>
          </draw:line>
          <draw:frame draw:style-name="gr13" draw:text-style-name="P8" draw:layer="layout" svg:width="1.974cm" svg:height="0.965cm" svg:x="9.026cm" svg:y="8.535cm">
            <draw:text-box>
              <text:p text:style-name="P7"><text:span text:style-name="T2">Q</text:span><text:span text:style-name="T3">c</text:span></text:p>
            </draw:text-box>
          </draw:frame>
        </draw:g>
      </draw:page>
      <draw:page draw:name="page2" draw:style-name="dp1" draw:master-page-name="Default">
        <draw:g>
          <draw:custom-shape draw:style-name="gr14" draw:text-style-name="P13" draw:layer="layout" svg:width="0.608cm" svg:height="0.581cm" svg:x="17.723cm" svg:y="9.169cm">
            <text:p text:style-name="P13">1</text:p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15" draw:text-style-name="P13" draw:layer="layout" svg:width="0.58cm" svg:height="0.58cm" svg:x="17.331cm" svg:y="3.67cm">
            <text:p text:style-name="P1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lternate-Process" draw:style-name="gr16" draw:text-style-name="P3" xml:id="id5" draw:id="id5" draw:layer="layout" svg:width="3.007cm" svg:height="0.921cm" svg:x="12.295cm" svg:y="4.152cm">
            <text:p text:style-name="P2"><text:span text:style-name="T1">Cond</text:span><text:span text:style-name="T1">ensa</text:span><text:span text:style-name="T1">dor</text:span>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name="Connector-Standard" draw:style-name="gr17" draw:text-style-name="P4" draw:layer="layout" svg:x1="12.295cm" svg:y1="4.613cm" svg:x2="10.016cm" svg:y2="5.82cm" draw:start-shape="id5" draw:start-glue-point="5" draw:end-shape="id6" draw:end-glue-point="0" svg:d="M12295 4613h-2279v1207" svg:viewBox="0 0 2280 1208">
            <text:p/>
          </draw:connector>
          <draw:custom-shape draw:name="Alternate-Process_0" draw:style-name="gr18" draw:text-style-name="P3" xml:id="id7" draw:id="id7" draw:layer="layout" svg:width="3.007cm" svg:height="0.921cm" svg:x="12.282cm" svg:y="8.681cm">
            <text:p text:style-name="P2"><text:span text:style-name="T1">evapora</text:span><text:span text:style-name="T1">dor</text:span>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name="Connector-Standard_0" draw:style-name="gr19" draw:text-style-name="P4" draw:layer="layout" svg:x1="10.016cm" svg:y1="8cm" svg:x2="12.282cm" svg:y2="9.142cm" draw:start-shape="id6" draw:start-glue-point="2" draw:end-shape="id7" draw:end-glue-point="5" svg:d="M10016 8000v1142h2266" svg:viewBox="0 0 2267 1143">
            <text:p/>
          </draw:connector>
          <draw:connector draw:name="Connector-Standard_1" draw:style-name="gr20" draw:text-style-name="P4" draw:layer="layout" svg:x1="15.289cm" svg:y1="9.142cm" svg:x2="16.831cm" svg:y2="7.5cm" draw:start-shape="id7" draw:start-glue-point="7" draw:end-shape="id8" draw:end-glue-point="2" svg:d="M15289 9142h1542v-1642" svg:viewBox="0 0 1543 1643">
            <text:p/>
          </draw:connector>
          <draw:connector draw:name="Connector-Standard_2" draw:style-name="gr21" draw:text-style-name="P4" draw:layer="layout" svg:x1="16.831cm" svg:y1="6cm" svg:x2="15.302cm" svg:y2="4.613cm" draw:start-shape="id8" draw:start-glue-point="0" draw:end-shape="id5" draw:end-glue-point="7" svg:d="M16831 6000v-1387h-1529" svg:viewBox="0 0 1530 1388">
            <text:p/>
          </draw:connector>
          <draw:custom-shape draw:style-name="gr14" draw:text-style-name="P13" draw:layer="layout" svg:width="0.581cm" svg:height="0.581cm" svg:x="9cm" svg:y="3.419cm">
            <text:p text:style-name="P1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581cm" svg:height="0.581cm" svg:x="9.331cm" svg:y="9.5cm">
            <text:p text:style-name="P13">4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5" draw:layer="layout" svg:width="5.099cm" svg:height="0.743cm" draw:transform="skewX (0.00139626340159546) rotate (3.1398473243378) translate (16.336cm 11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102.5776482375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5" draw:layer="layout" svg:width="5.1cm" svg:height="0.808cm" draw:transform="skewX (-0.00122173047639603) rotate (-0.00174532925199447) translate (11.247cm 2.75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102.5776482375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4" draw:text-style-name="P12" draw:layer="layout" svg:x1="13.831cm" svg:y1="4.37cm" svg:x2="13.831cm" svg:y2="3cm">
            <text:p/>
          </draw:line>
          <draw:frame draw:style-name="gr25" draw:text-style-name="P14" draw:layer="layout" svg:width="1.974cm" svg:height="0.962cm" svg:x="13.792cm" svg:y="3.581cm">
            <draw:text-box>
              <text:p>Q<text:span text:style-name="T4">1</text:span></text:p>
            </draw:text-box>
          </draw:frame>
          <draw:frame draw:style-name="gr26" draw:text-style-name="P14" draw:layer="layout" svg:width="1.935cm" svg:height="0.962cm" svg:x="13.831cm" svg:y="9.75cm">
            <draw:text-box>
              <text:p>Q<text:span text:style-name="T4">2</text:span></text:p>
            </draw:text-box>
          </draw:frame>
          <draw:g xml:id="id6" draw:id="id6">
            <draw:custom-shape draw:style-name="gr27" draw:text-style-name="P5" draw:layer="layout" svg:width="1.075cm" svg:height="1.077cm" draw:transform="skewX (-0.000872664625997164) rotate (-3.11611084651068) translate (10.554cm 6.897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5" draw:layer="layout" svg:width="1.075cm" svg:height="1.077cm" draw:transform="skewX (-0.000872664625997164) rotate (0.0254818070791171) translate (9.479cm 6.923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 xml:id="id8" draw:id="id8">
            <draw:circle draw:style-name="gr29" draw:text-style-name="P1" draw:layer="layout" svg:width="1.5cm" svg:height="1.5cm" svg:x="16.081cm" svg:y="6cm">
              <text:p/>
            </draw:circle>
            <draw:line draw:style-name="gr30" draw:text-style-name="P1" draw:layer="layout" svg:x1="16.381cm" svg:y1="6.15cm" svg:x2="17.506cm" svg:y2="6.45cm">
              <text:p/>
            </draw:line>
            <draw:line draw:style-name="gr31" draw:text-style-name="P1" draw:layer="layout" svg:x1="16.381cm" svg:y1="7.35cm" svg:x2="17.506cm" svg:y2="7.05cm">
              <text:p/>
            </draw:line>
          </draw:g>
          <draw:line draw:style-name="gr32" draw:text-style-name="P12" draw:layer="layout" svg:x1="13.831cm" svg:y1="10.87cm" svg:x2="13.831cm" svg:y2="9.5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6T21:58:17.653484238</meta:creation-date>
    <dc:date>2021-10-27T01:21:46.640493020</dc:date>
    <meta:editing-duration>PT14M29S</meta:editing-duration>
    <meta:editing-cycles>2</meta:editing-cycles>
    <meta:generator>LibreOffice/7.0.4.2$Linux_X86_64 LibreOffice_project/00$Build-2</meta:generator>
    <meta:document-statistic meta:object-count="49"/>
  </office:meta>
</office:document-meta>
</file>